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73889" officeooo:paragraph-rsid="00173889"/>
    </style:style>
    <style:style style:name="P2" style:family="paragraph" style:parent-style-name="Standard">
      <style:text-properties officeooo:rsid="00173889" officeooo:paragraph-rsid="0019233b"/>
    </style:style>
    <style:style style:name="P3" style:family="paragraph" style:parent-style-name="Standard">
      <style:text-properties officeooo:rsid="0005ec6e" officeooo:paragraph-rsid="00173889"/>
    </style:style>
    <style:style style:name="P4" style:family="paragraph" style:parent-style-name="Standard">
      <style:text-properties officeooo:rsid="0019ade8" officeooo:paragraph-rsid="0019ade8"/>
    </style:style>
    <style:style style:name="P5" style:family="paragraph" style:parent-style-name="Standard">
      <style:text-properties officeooo:rsid="001b126a" officeooo:paragraph-rsid="001b126a"/>
    </style:style>
    <style:style style:name="P6" style:family="paragraph" style:parent-style-name="Standard">
      <style:text-properties officeooo:rsid="00173889" officeooo:paragraph-rsid="0019233b"/>
    </style:style>
    <style:style style:name="P7" style:family="paragraph" style:parent-style-name="Standard">
      <style:text-properties officeooo:rsid="00173889" officeooo:paragraph-rsid="001ee3ae"/>
    </style:style>
    <style:style style:name="P8" style:family="paragraph" style:parent-style-name="Standard">
      <style:text-properties officeooo:rsid="001ee3ae" officeooo:paragraph-rsid="001ee3ae"/>
    </style:style>
    <style:style style:name="P9" style:family="paragraph" style:parent-style-name="Standard">
      <style:text-properties style:text-underline-style="solid" style:text-underline-width="auto" style:text-underline-color="font-color" fo:font-weight="bold" officeooo:rsid="00173889" officeooo:paragraph-rsid="00173889" style:font-weight-asian="bold" style:font-weight-complex="bold"/>
    </style:style>
    <style:style style:name="P10" style:family="paragraph" style:parent-style-name="Standard">
      <style:text-properties style:text-underline-style="solid" style:text-underline-width="auto" style:text-underline-color="font-color" fo:font-weight="bold" officeooo:rsid="0019ade8" officeooo:paragraph-rsid="0019ade8" style:font-weight-asian="bold" style:font-weight-complex="bold"/>
    </style:style>
    <style:style style:name="P11" style:family="paragraph" style:parent-style-name="Standard">
      <style:text-properties style:text-underline-style="solid" style:text-underline-width="auto" style:text-underline-color="font-color" fo:font-weight="bold" officeooo:rsid="001ee3ae" officeooo:paragraph-rsid="001ee3ae" style:font-weight-asian="bold" style:font-weight-complex="bold"/>
    </style:style>
    <style:style style:name="P12" style:family="paragraph" style:parent-style-name="Standard">
      <style:text-properties style:text-underline-style="solid" style:text-underline-width="auto" style:text-underline-color="font-color" fo:font-weight="bold" officeooo:rsid="00235cdd" officeooo:paragraph-rsid="00235cdd" style:font-weight-asian="bold" style:font-weight-complex="bold"/>
    </style:style>
    <style:style style:name="P13" style:family="paragraph">
      <loext:graphic-properties draw:fill-color="#ff5429"/>
      <style:paragraph-properties fo:text-align="center"/>
    </style:style>
    <style:style style:name="P14" style:family="paragraph">
      <loext:graphic-properties draw:fill-color="#e6e905"/>
    </style:style>
    <style:style style:name="P15" style:family="paragraph">
      <loext:graphic-properties draw:fill-color="#00a933"/>
    </style:style>
    <style:style style:name="P16" style:family="paragraph">
      <loext:graphic-properties draw:fill-color="#ffff6d"/>
    </style:style>
    <style:style style:name="P17" style:family="paragraph">
      <loext:graphic-properties draw:fill-color="#ff0000"/>
    </style:style>
    <style:style style:name="P18" style:family="paragraph">
      <loext:graphic-properties draw:fill="none" draw:fill-color="#ffffff"/>
    </style:style>
    <style:style style:name="P19" style:family="paragraph">
      <style:paragraph-properties fo:text-align="center"/>
    </style:style>
    <style:style style:name="T1" style:family="text">
      <style:text-properties officeooo:rsid="0005ec6e"/>
    </style:style>
    <style:style style:name="T2" style:family="text">
      <style:text-properties officeooo:rsid="0019233b"/>
    </style:style>
    <style:style style:name="T3" style:family="text">
      <style:text-properties officeooo:rsid="0019ade8"/>
    </style:style>
    <style:style style:name="T4" style:family="text">
      <style:text-properties officeooo:rsid="001b126a"/>
    </style:style>
    <style:style style:name="T5" style:family="text">
      <style:text-properties officeooo:rsid="001ee3ae"/>
    </style:style>
    <style:style style:name="T6" style:family="text">
      <style:text-properties fo:font-weight="bold" style:font-weight-asian="bold" style:font-weight-complex="bold"/>
    </style:style>
    <style:style style:name="T7" style:family="text">
      <style:text-properties fo:font-weight="bold" officeooo:rsid="00202a31" style:font-weight-asian="bold"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solid" style:text-underline-width="auto" style:text-underline-color="font-color" fo:font-weight="bold" officeooo:rsid="00202a31" style:font-weight-asian="bold" style:font-weight-complex="bold"/>
    </style:style>
    <style:style style:name="T10" style:family="text">
      <style:text-properties officeooo:rsid="00202a31"/>
    </style:style>
    <style:style style:name="T11" style:family="text">
      <style:text-properties fo:color="#ff0000" style:text-underline-style="solid" style:text-underline-width="auto" style:text-underline-color="font-color" fo:font-weight="bold" officeooo:rsid="00202a31" style:font-weight-asian="bold" style:font-weight-complex="bold"/>
    </style:style>
    <style:style style:name="T12" style:family="text">
      <style:text-properties officeooo:rsid="0022fc06"/>
    </style:style>
    <style:style style:name="gr1" style:family="graphic">
      <style:graphic-properties draw:fill-color="#ff5429" draw:textarea-horizontal-align="justify" draw:textarea-vertical-align="middle" draw:auto-grow-height="false" fo:min-height="2.566cm" fo:min-width="2.672cm" style:run-through="foreground" style:wrap="run-through" style:number-wrapped-paragraphs="no-limit" style:vertical-pos="from-top" style:vertical-rel="paragraph" style:horizontal-pos="from-left" style:horizontal-rel="paragraph"/>
    </style:style>
    <style:style style:name="gr2" style:family="graphic">
      <style:graphic-properties draw:fill-color="#e6e905" draw:textarea-horizontal-align="justify" draw:textarea-vertical-align="middle" draw:auto-grow-height="false" fo:min-height="2.037cm" fo:min-width="4.921cm" style:run-through="foreground" style:wrap="run-through" style:number-wrapped-paragraphs="no-limit" style:vertical-pos="from-top" style:vertical-rel="paragraph" style:horizontal-pos="from-left" style:horizontal-rel="paragraph"/>
    </style:style>
    <style:style style:name="gr3" style:family="graphic">
      <style:graphic-properties draw:fill-color="#00a933" draw:textarea-horizontal-align="justify" draw:textarea-vertical-align="middle" draw:auto-grow-height="false" fo:min-height="1.667cm" fo:min-width="3.81cm" style:run-through="foreground" style:wrap="run-through" style:number-wrapped-paragraphs="no-limit" style:vertical-pos="from-top" style:vertical-rel="paragraph" style:horizontal-pos="from-left" style:horizontal-rel="paragraph"/>
    </style:style>
    <style:style style:name="gr4" style:family="graphic">
      <style:graphic-properties draw:textarea-horizontal-align="justify" draw:textarea-vertical-align="middle" draw:auto-grow-height="false" fo:min-height="1.667cm" fo:min-width="3.096cm" style:run-through="foreground" style:wrap="run-through" style:number-wrapped-paragraphs="no-limit" style:vertical-pos="from-top" style:vertical-rel="paragraph" style:horizontal-pos="from-left" style:horizontal-rel="paragraph"/>
    </style:style>
    <style:style style:name="gr5" style:family="graphic">
      <style:graphic-properties draw:fill-color="#ffff6d" draw:textarea-horizontal-align="justify" draw:textarea-vertical-align="middle" draw:auto-grow-height="false" fo:min-height="1.693cm" fo:min-width="2.672cm" style:run-through="foreground" style:wrap="run-through" style:number-wrapped-paragraphs="no-limit" style:vertical-pos="from-top" style:vertical-rel="paragraph" style:horizontal-pos="from-left" style:horizontal-rel="paragraph"/>
    </style:style>
    <style:style style:name="gr6" style:family="graphic">
      <style:graphic-properties draw:fill-color="#ff0000" draw:textarea-horizontal-align="justify" draw:textarea-vertical-align="middle" draw:auto-grow-height="false" fo:min-height="2.487cm" fo:min-width="3.175cm" style:run-through="foreground" style:wrap="run-through" style:number-wrapped-paragraphs="no-limit" style:vertical-pos="from-top" style:vertical-rel="paragraph" style:horizontal-pos="from-left" style:horizontal-rel="paragraph"/>
    </style:style>
    <style:style style:name="gr7" style:family="graphic">
      <style:graphic-properties draw:stroke="none" svg:stroke-color="#000000" draw:fill="none" draw:fill-color="#ffffff" fo:min-height="2.037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1.138cm" style:run-through="foreground" style:wrap="run-through" style:number-wrapped-paragraphs="no-limit" style:vertical-pos="from-top" style:vertical-rel="paragraph" style:horizontal-pos="from-left" style:horizontal-rel="paragraph"/>
    </style:style>
    <style:style style:name="gr9" style:family="graphic">
      <style:graphic-properties draw:stroke="none" svg:stroke-color="#000000" draw:fill="none" draw:fill-color="#ffffff" fo:min-height="1.085cm" style:run-through="foreground" style:wrap="run-through" style:number-wrapped-paragraphs="no-limit" style:vertical-pos="from-top" style:vertical-rel="paragraph" style:horizontal-pos="from-left" style:horizontal-rel="paragraph"/>
    </style:style>
    <style:style style:name="gr10" style:family="graphic">
      <style:graphic-properties draw:stroke="none" svg:stroke-color="#000000" draw:fill="none" draw:fill-color="#ffffff" fo:min-height="0.741cm" style:run-through="foreground" style:wrap="run-through" style:number-wrapped-paragraphs="no-limit" style:vertical-pos="from-top" style:vertical-rel="paragraph" style:horizontal-pos="from-left" style:horizontal-rel="paragraph"/>
    </style:style>
    <style:style style:name="gr11" style:family="graphic">
      <style:graphic-properties draw:stroke="none" svg:stroke-color="#000000" draw:fill="none" draw:fill-color="#ffffff" fo:min-height="0.9cm" style:run-through="foreground" style:wrap="run-through" style:number-wrapped-paragraphs="no-limit" style:vertical-pos="from-top" style:vertical-rel="paragraph" style:horizontal-pos="from-left" style:horizontal-rel="paragraph"/>
    </style:style>
    <style:style style:name="gr12" style:family="graphic">
      <style:graphic-properties draw:stroke="none" svg:stroke-color="#000000" draw:fill="none" draw:fill-color="#ffffff" fo:min-height="1.455cm" style:run-through="foreground" style:wrap="run-through" style:number-wrapped-paragraphs="no-limit" style:vertical-pos="from-top" style:vertical-rel="paragraph" style:horizontal-pos="from-left" style:horizontal-rel="paragraph"/>
    </style:style>
    <style:style style:name="gr1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 text:c="62"/><text:span text:style-name="T11">ABSTRACT</text:span></text:p>
      <text:p text:style-name="P1"><text:span text:style-name="T8">IOT TEAM</text:span>- 12</text:p>
      <text:p text:style-name="P1"/>
      <text:p text:style-name="P1"><text:span text:style-name="T8">PROJECT TITLE</text:span>-</text:p>
      <text:p text:style-name="P1"/>
      <text:p text:style-name="P1"><text:span text:style-name="T8">TEAM MEMBERS</text:span>-<text:span text:style-name="T1">N.Sravani(N180497)</text:span></text:p>
      <text:p text:style-name="P3"><text:s text:c="34"/>B.Lavanya(N180472)</text:p>
      <text:p text:style-name="P3"><text:s text:c="34"/>U.Niharika(N181048)</text:p>
      <text:p text:style-name="P3"><text:s text:c="34"/>A,pravallika(N180977)</text:p>
      <text:p text:style-name="P3"><text:s text:c="34"/>B.Nagendrika(N181078)</text:p>
      <text:p text:style-name="P3"/>
      <text:p text:style-name="P7"><text:span text:style-name="T8">THEME</text:span>- </text:p>
      <text:p text:style-name="P7"><text:s text:c="10"/></text:p>
      <text:p text:style-name="P7"><text:s text:c="13"/>Nowadays,Raod accidents takes place frequently which causes huge loss of life.To <text:s text:c="3"/>reduce <text:s/>the deaths while driving occurs due to speeding and to reduce the deaths due to the r<text:span text:style-name="T5">oa</text:span>d accidents happened at isolated areas <text:span text:style-name="T3">where people are not present to report the accident.</text:span></text:p>
      <text:p text:style-name="P1"/>
      <text:p text:style-name="P9">PROBLEM STATEMENT:</text:p>
      <text:p text:style-name="P1"><text:s text:c="21"/></text:p>
      <text:p text:style-name="P2"><text:s text:c="8"/>Every year in India around 1,214 road accidents occur and about 377 casualities happen every day.Maximum of the accidents results in deaths as ambulance is not called immediately,and due to the lack of <text:s/>awareness about accidents that are happened at isolated area .<text:span text:style-name="T2">Along these ,speed is also one of the most important and basic risk factor in driving .It affects severity of a crash .</text:span>To addressing th<text:span text:style-name="T2">ese </text:span>problem and to overcome we choose this project .Through this project we alerts <text:span text:style-name="T2">the driver about his speed when he crossed his limited speed</text:span> .<text:span text:style-name="T2">If incase accident happens it alerts the </text:span>nearby people b<text:span text:style-name="T2">y ringing buzzers,and it <text:s/>itself <text:s/>able to sends a messages to nearby hospital for ambulance service immediately and it is also informs to his family members that are listed in his emergency call list.I hope through these process we are able to minimize deaths due to road accidents and to able to save atleast one life.</text:span></text:p>
      <text:p text:style-name="P2"/>
      <text:p text:style-name="P10">PROCEDURE OF THE PROJECT</text:p>
      <text:p text:style-name="P4"/>
      <text:p text:style-name="P4"><text:s text:c="6"/>Here,we use Collision Sensor to senses the impact of the accident through vibration and Pulse Sensor to sense the abnormality of the heartbeat to understand the seriousness of the accident.Speed Sensor to mesure the speed of the vehicle.And GPS Module to trace the location where accident takes place,Buzzer to alert the surrounding people.Speed sensor always intimates about his speed at which speed he driving ,if his speed limit exceeds it intimates to the driver <text:s/><text:span text:style-name="T4">to slow down .</text:span>When an accident takes place ,Collision sensor sense the impact and immediatley alerts the surrounding by ringing buzzer and through the help of bluetooth model Nodemcu and GSM Module it traces the location and sends message to nearby hospital mentioning the severity and the location for ambulance service purpose.And it is also intimates to his family members.</text:p>
      <text:p text:style-name="P4"/>
      <text:p text:style-name="P10">USING TECHNOLOGIES:</text:p>
      <text:p text:style-name="P4"/>
      <text:p text:style-name="P4"/>
      <text:p text:style-name="P4"/>
      <text:p text:style-name="P4"/>
      <text:p text:style-name="P10">HARDWARE COMPONENTS:</text:p>
      <text:p text:style-name="P4"/>
      <text:p text:style-name="P4">Nodemcu,</text:p>
      <text:p text:style-name="P4">Collision Sensor,</text:p>
      <text:p text:style-name="P4">Pulse Sensor,</text:p>
      <text:p text:style-name="P5"><text:soft-page-break/>Speed sensor,</text:p>
      <text:p text:style-name="P5">GSM Module,</text:p>
      <text:p text:style-name="P5">Buzzer,</text:p>
      <text:p text:style-name="P5">Lcd Display,</text:p>
      <text:p text:style-name="P5">Push Button.</text:p>
      <text:p text:style-name="P5"/>
      <text:p text:style-name="P5"/>
      <text:p text:style-name="P5"><text:span text:style-name="T8">BLOCK DIAGRAM</text:span>:</text:p>
      <text:p text:style-name="P5"><draw:line text:anchor-type="paragraph" draw:z-index="33" draw:name="Shape34" draw:style-name="gr13" draw:text-style-name="P19" svg:x1="0.945cm" svg:y1="0.36cm" svg:x2="16.529cm" svg:y2="0.36cm"><text:p/></draw:line><draw:line text:anchor-type="paragraph" draw:z-index="34" draw:name="Shape35" draw:style-name="gr13" draw:text-style-name="P19" svg:x1="0.945cm" svg:y1="0.36cm" svg:x2="0.971cm" svg:y2="12.213cm"><text:p/></draw:line><draw:line text:anchor-type="paragraph" draw:z-index="36" draw:name="Shape37" draw:style-name="gr13" draw:text-style-name="P19" svg:x1="16.529cm" svg:y1="0.36cm" svg:x2="16.714cm" svg:y2="12.081cm"><text:p/></draw:line></text:p>
      <text:p text:style-name="P5"/>
      <text:p text:style-name="P4"><draw:custom-shape text:anchor-type="paragraph" draw:z-index="1" draw:name="Shape2" draw:style-name="gr2" draw:text-style-name="P14" svg:width="4.922cm" svg:height="2.038cm" svg:x="6.184cm" svg:y="0.206cm"><text:p/><draw:enhanced-geometry svg:viewBox="0 0 21600 21600" draw:type="rectangle" draw:enhanced-path="M 0 0 L 21600 0 21600 21600 0 21600 0 0 Z N"/></draw:custom-shape></text:p>
      <text:p text:style-name="P2"><draw:custom-shape text:anchor-type="paragraph" draw:z-index="0" draw:name="Shape1" draw:style-name="gr1" draw:text-style-name="P13" svg:width="2.673cm" svg:height="2.567cm" svg:x="7.56cm" svg:y="3.212cm"><text:p/><draw:enhanced-geometry svg:viewBox="0 0 21600 21600" draw:type="rectangle" draw:enhanced-path="M 0 0 L 21600 0 21600 21600 0 21600 0 0 Z N"/></draw:custom-shape><draw:custom-shape text:anchor-type="paragraph" draw:z-index="2" draw:name="Shape3" draw:style-name="gr3" draw:text-style-name="P15" svg:width="3.811cm" svg:height="1.668cm" svg:x="11.74cm" svg:y="3.582cm"><text:p/><draw:enhanced-geometry svg:viewBox="0 0 21600 21600" draw:type="rectangle" draw:enhanced-path="M 0 0 L 21600 0 21600 21600 0 21600 0 0 Z N"/></draw:custom-shape><draw:custom-shape text:anchor-type="paragraph" draw:z-index="3" draw:name="Shape4" draw:style-name="gr4" svg:width="3.096cm" svg:height="1.668cm" svg:x="1.951cm" svg:y="3.741cm"><text:p/><draw:enhanced-geometry svg:viewBox="0 0 21600 21600" draw:type="rectangle" draw:enhanced-path="M 0 0 L 21600 0 21600 21600 0 21600 0 0 Z N"/></draw:custom-shape><draw:custom-shape text:anchor-type="paragraph" draw:z-index="4" draw:name="Shape5" draw:style-name="gr5" draw:text-style-name="P16" svg:width="2.673cm" svg:height="1.694cm" svg:x="5.046cm" svg:y="7.684cm"><text:p/><draw:enhanced-geometry svg:viewBox="0 0 21600 21600" draw:type="rectangle" draw:enhanced-path="M 0 0 L 21600 0 21600 21600 0 21600 0 0 Z N"/></draw:custom-shape><draw:custom-shape text:anchor-type="paragraph" draw:z-index="5" draw:name="Shape6" draw:style-name="gr6" draw:text-style-name="P17" svg:width="3.176cm" svg:height="2.488cm" svg:x="10.365cm" svg:y="7.313cm"><text:p/><draw:enhanced-geometry svg:viewBox="0 0 21600 21600" draw:type="rectangle" draw:enhanced-path="M 0 0 L 21600 0 21600 21600 0 21600 0 0 Z N"/></draw:custom-shape><draw:frame text:anchor-type="paragraph" draw:z-index="6" draw:name="Shape7" draw:style-name="gr7" draw:text-style-name="P18" svg:width="1.773cm" svg:height="2.038cm" svg:x="7.983cm" svg:y="3.45cm"><draw:text-box><text:p/><text:p>Nodemcu</text:p></draw:text-box></draw:frame><draw:frame text:anchor-type="paragraph" draw:z-index="7" draw:name="Shape8" draw:style-name="gr8" draw:text-style-name="P18" svg:width="3.943cm" svg:height="1.138cm" svg:x="6.793cm" svg:y="0.169cm"><draw:text-box><text:p>Collision Sensor,</text:p><text:p>Pulse Sensor</text:p></draw:text-box></draw:frame><draw:frame text:anchor-type="paragraph" draw:z-index="8" draw:name="Shape9" draw:style-name="gr9" draw:text-style-name="P18" svg:width="2.991cm" svg:height="1.086cm" svg:x="12.19cm" svg:y="3.847cm"><draw:text-box><text:p><text:s/></text:p><text:p><text:s text:c="4"/>GSM Module</text:p></draw:text-box></draw:frame><draw:frame text:anchor-type="paragraph" draw:z-index="9" draw:name="Shape10" draw:style-name="gr10" draw:text-style-name="P18" svg:width="2.25cm" svg:height="0.976cm" svg:x="2.48cm" svg:y="4.112cm"><draw:text-box><text:p>Speed <text:s text:c="9"/>Sensor</text:p></draw:text-box></draw:frame><draw:frame text:anchor-type="paragraph" draw:z-index="10" draw:name="Shape11" draw:style-name="gr11" draw:text-style-name="P18" svg:width="2.091cm" svg:height="0.976cm" svg:x="5.39cm" svg:y="8.133cm"><draw:text-box><text:p><text:s text:c="6"/>LCD</text:p><text:p><text:s text:c="4"/>Display</text:p></draw:text-box></draw:frame><draw:frame text:anchor-type="paragraph" draw:z-index="11" draw:name="Shape12" draw:style-name="gr12" draw:text-style-name="P18" svg:width="2.144cm" svg:height="2.437cm" svg:x="10.867cm" svg:y="7.313cm"><draw:text-box><text:p><text:s/>Alert Message to nearby Hospital and Family</text:p></draw:text-box></draw:frame><draw:line text:anchor-type="paragraph" draw:z-index="12" draw:name="Shape13" draw:style-name="gr13" draw:text-style-name="P19" svg:x1="8.751cm" svg:y1="1.757cm" svg:x2="8.777cm" svg:y2="3.212cm"><text:p/></draw:line><draw:line text:anchor-type="paragraph" draw:z-index="13" draw:name="Shape14" draw:style-name="gr13" draw:text-style-name="P19" svg:x1="10.232cm" svg:y1="4.455cm" svg:x2="11.74cm" svg:y2="4.429cm"><text:p/></draw:line><draw:line text:anchor-type="paragraph" draw:z-index="14" draw:name="Shape15" draw:style-name="gr13" draw:text-style-name="P19" svg:x1="12.323cm" svg:y1="5.249cm" svg:x2="12.323cm" svg:y2="7.313cm"><text:p/></draw:line><draw:line text:anchor-type="paragraph" draw:z-index="15" draw:name="Shape16" draw:style-name="gr13" draw:text-style-name="P19" svg:x1="3.062cm" svg:y1="5.408cm" svg:x2="3.062cm" svg:y2="8.239cm"><text:p/></draw:line><draw:line text:anchor-type="paragraph" draw:z-index="16" draw:name="Shape17" draw:style-name="gr13" draw:text-style-name="P19" svg:x1="5.046cm" svg:y1="8.265cm" svg:x2="3.062cm" svg:y2="8.239cm"><text:p/></draw:line><draw:line text:anchor-type="paragraph" draw:z-index="17" draw:name="Shape18" draw:style-name="gr13" draw:text-style-name="P19" svg:x1="5.205cm" svg:y1="4.482cm" svg:x2="7.56cm" svg:y2="4.508cm"><text:p/></draw:line><draw:line text:anchor-type="paragraph" draw:z-index="18" draw:name="Shape19" draw:style-name="gr13" draw:text-style-name="P19" svg:x1="8.777cm" svg:y1="3.213cm" svg:x2="9.068cm" svg:y2="2.895cm"><text:p/></draw:line><draw:line text:anchor-type="paragraph" draw:z-index="19" draw:name="Shape20" draw:style-name="gr13" draw:text-style-name="P19" svg:x1="8.433cm" svg:y1="2.921cm" svg:x2="8.777cm" svg:y2="3.212cm"><text:p/></draw:line><draw:line text:anchor-type="paragraph" draw:z-index="20" draw:name="Shape21" draw:style-name="gr13" draw:text-style-name="P19" svg:x1="11.741cm" svg:y1="4.43cm" svg:x2="11.423cm" svg:y2="4.112cm"><text:p/></draw:line><draw:line text:anchor-type="paragraph" draw:z-index="21" draw:name="Shape22" draw:style-name="gr13" draw:text-style-name="P19" svg:x1="11.396cm" svg:y1="4.747cm" svg:x2="11.74cm" svg:y2="4.429cm"><text:p/></draw:line><draw:line text:anchor-type="paragraph" draw:z-index="22" draw:name="Shape23" draw:style-name="gr13" draw:text-style-name="P19" svg:x1="12.323cm" svg:y1="7.313cm" svg:x2="11.873cm" svg:y2="6.916cm"><text:p/></draw:line><draw:line text:anchor-type="paragraph" draw:z-index="23" draw:name="Shape24" draw:style-name="gr13" draw:text-style-name="P19" svg:x1="12.773cm" svg:y1="6.916cm" svg:x2="12.323cm" svg:y2="7.313cm"><text:p/></draw:line><draw:line text:anchor-type="paragraph" draw:z-index="24" draw:name="Shape25" draw:style-name="gr13" draw:text-style-name="P19" svg:x1="5.046cm" svg:y1="8.265cm" svg:x2="4.755cm" svg:y2="7.895cm"><text:p/></draw:line><draw:line text:anchor-type="paragraph" draw:z-index="25" draw:name="Shape26" draw:style-name="gr13" draw:text-style-name="P19" svg:x1="4.782cm" svg:y1="8.662cm" svg:x2="5.047cm" svg:y2="8.239cm"><text:p/></draw:line><draw:line text:anchor-type="paragraph" draw:z-index="26" draw:name="Shape27" draw:style-name="gr13" draw:text-style-name="P19" svg:x1="7.56cm" svg:y1="4.482cm" svg:x2="7.295cm" svg:y2="4.138cm"><text:p/></draw:line><draw:line text:anchor-type="paragraph" draw:z-index="27" draw:name="Shape28" draw:style-name="gr13" draw:text-style-name="P19" svg:x1="7.322cm" svg:y1="4.747cm" svg:x2="7.56cm" svg:y2="4.482cm"><text:p/></draw:line><draw:line text:anchor-type="paragraph" draw:z-index="28" draw:name="Shape29" draw:style-name="gr13" draw:text-style-name="P19" svg:x1="7.295cm" svg:y1="4.138cm" svg:x2="7.321cm" svg:y2="4.747cm"><text:p/></draw:line><draw:line text:anchor-type="paragraph" draw:z-index="29" draw:name="Shape30" draw:style-name="gr13" draw:text-style-name="P19" svg:x1="8.433cm" svg:y1="2.921cm" svg:x2="9.068cm" svg:y2="2.895cm"><text:p/></draw:line><draw:line text:anchor-type="paragraph" draw:z-index="30" draw:name="Shape31" draw:style-name="gr13" draw:text-style-name="P19" svg:x1="11.422cm" svg:y1="4.112cm" svg:x2="11.396cm" svg:y2="4.615cm"><text:p/></draw:line><draw:line text:anchor-type="paragraph" draw:z-index="31" draw:name="Shape32" draw:style-name="gr13" draw:text-style-name="P19" svg:x1="12.773cm" svg:y1="6.916cm" svg:x2="11.873cm" svg:y2="6.916cm"><text:p/></draw:line><draw:line text:anchor-type="paragraph" draw:z-index="32" draw:name="Shape33" draw:style-name="gr13" draw:text-style-name="P19" svg:x1="4.755cm" svg:y1="7.895cm" svg:x2="4.781cm" svg:y2="8.662cm"><text:p/></draw:line><draw:line text:anchor-type="paragraph" draw:z-index="35" draw:name="Shape36" draw:style-name="gr13" draw:text-style-name="P19" svg:x1="0.945cm" svg:y1="10.752cm" svg:x2="16.37cm" svg:y2="10.62cm"><text:p/></draw:line><draw:line text:anchor-type="paragraph" draw:z-index="37" draw:name="Shape38" draw:style-name="gr13" draw:text-style-name="P19" svg:x1="16.371cm" svg:y1="10.62cm" svg:x2="16.715cm" svg:y2="10.62cm"><text:p/></draw:lin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2"/>
      <text:p text:style-name="P11">HOW OUR PROJECT HELP TO REAL WORLD(Future Scope):</text:p>
      <text:p text:style-name="P8"/>
      <text:p text:style-name="P8"><text:s text:c="4"/>This system can prove to be lifesaver in isolated areas where an accident has occured and no one is around in order to report the accident.Through this syatem an accident can be detected and a life can be saved by the quick response from the emergency services.<text:span text:style-name="T12">This projec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6-19T15:10:32.339000000</meta:creation-date>
    <dc:date>2022-06-19T17:05:17.195000000</dc:date>
    <meta:editing-duration>PT41M6S</meta:editing-duration>
    <meta:editing-cycles>6</meta:editing-cycles>
    <meta:generator>LibreOffice/6.1.4.2$Windows_X86_64 LibreOffice_project/9d0f32d1f0b509096fd65e0d4bec26ddd1938fd3</meta:generator>
    <meta:document-statistic meta:table-count="0" meta:image-count="0" meta:object-count="0" meta:page-count="2" meta:paragraph-count="29" meta:word-count="428" meta:character-count="2955" meta:non-whitespace-character-count="2285"/>
  </office:meta>
</office:document-meta>
</file>